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747cm" fo:min-width="1.334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691cm" fo:min-width="2.622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748cm" fo:min-width="1.335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69cm" fo:min-width="2.622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69cm" fo:min-width="2.621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729cm" fo:min-width="1.409cm" fo:padding-top="0.15cm" fo:padding-bottom="0.15cm" fo:padding-left="0.275cm" fo:padding-right="0.2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12cm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gr11" style:family="graphic" style:parent-style-name="standard">
      <style:graphic-properties draw:stroke="none" svg:stroke-color="#000000" draw:fill="none" draw:fill-color="#ffffff" fo:min-height="0.3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start" style:writing-mode="lr-tb"/>
      <style:text-properties fo:font-size="8pt" style:font-size-asian="18pt" style:font-size-complex="18pt"/>
    </style:style>
    <style:style style:name="P4" style:family="paragraph">
      <loext:graphic-properties draw:fill-color="#ffffff"/>
      <style:paragraph-properties fo:text-align="start" style:writing-mode="lr-tb"/>
      <style:text-properties fo:font-size="8pt" style:font-size-asian="18pt" style:font-size-complex="18pt"/>
    </style:style>
    <style:style style:name="P5" style:family="paragraph">
      <style:paragraph-properties fo:text-align="start" style:writing-mode="lr-tb"/>
      <style:text-properties fo:font-size="10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4cm" svg:height="1.481cm" svg:x="1.254cm" svg:y="4.729cm">
          <text:p text:style-name="P1"><text:span text:style-name="T1">Program is</text:span><text:span text:style-name="T1"><text:line-break/></text:span><text:span text:style-name="T1">Execu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172cm" svg:height="2.991cm" svg:x="4.94cm" svg:y="6.137cm">
          <text:p text:style-name="P3"><text:span text:style-name="T2">Game Start State</text:span></text:p>
          <text:p text:style-name="P3"><text:span text:style-name="T2"/></text:p>
          <text:p text:style-name="P3"><text:span text:style-name="T2">- Display menus</text:span></text:p>
          <text:p text:style-name="P3"><text:span text:style-name="T2">- Get game mode</text:span></text:p>
          <text:p text:style-name="P3"><text:span text:style-name="T2"><text:s text:c="2"/></text:span><text:span text:style-name="T2">or quit</text:span></text:p>
          <text:p text:style-name="P3"><text:span text:style-name="T2">- Start gam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2cm" svg:height="2.991cm" svg:x="10.861cm" svg:y="4.937cm">
          <text:p text:style-name="P3"><text:span text:style-name="T2">Between Move State</text:span></text:p>
          <text:p text:style-name="P3"><text:span text:style-name="T2"/></text:p>
          <text:p text:style-name="P3"><text:span text:style-name="T2">- Print board</text:span></text:p>
          <text:p text:style-name="P3"><text:span text:style-name="T2">- Print score</text:span></text:p>
          <text:p text:style-name="P3"><text:span text:style-name="T2">- Check if game is</text:span></text:p>
          <text:p text:style-name="P3"><text:span text:style-name="T2"><text:s text:c="2"/></text:span><text:span text:style-name="T2">over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65cm" svg:height="1.48cm" svg:x="1.256cm" svg:y="2.908cm">
          <text:p text:style-name="P1"><text:span text:style-name="T1">Q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172cm" svg:height="2.99cm" svg:x="18.529cm" svg:y="3.852cm">
          <text:p text:style-name="P3"><text:span text:style-name="T2">Game Over State</text:span></text:p>
          <text:p text:style-name="P3"><text:span text:style-name="T2"/></text:p>
          <text:p text:style-name="P3"><text:span text:style-name="T2">- Display winner</text:span></text:p>
          <text:p text:style-name="P3"><text:span text:style-name="T2">- Ask if user would</text:span></text:p>
          <text:p text:style-name="P3"><text:span text:style-name="T2"><text:s text:c="2"/></text:span><text:span text:style-name="T2">like to play again</text:span></text:p>
          <text:p text:style-name="P3"><text:span text:style-name="T2"><text:s text:c="2"/></text:span><text:span text:style-name="T2">or qui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2cm" svg:height="2.991cm" svg:x="10.836cm" svg:y="9.82cm">
          <text:p text:style-name="P3"><text:span text:style-name="T2">Await Input State</text:span></text:p>
          <text:p text:style-name="P3"><text:span text:style-name="T2"/></text:p>
          <text:p text:style-name="P3"><text:span text:style-name="T2">- Get user input</text:span></text:p>
          <text:p text:style-name="P3"><text:span text:style-name="T2"><text:s text:c="3"/></text:span><text:span text:style-name="T2">for peg</text:span></text:p>
          <text:p text:style-name="P3"><text:span text:style-name="T2">- Check move</text:span></text:p>
          <text:p text:style-name="P3"><text:span text:style-name="T2"><text:s text:c="3"/></text:span><text:span text:style-name="T2">is legal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71cm" svg:height="2.99cm" svg:x="10.862cm" svg:y="13.504cm">
          <text:p text:style-name="P3"><text:span text:style-name="T2">Await AI Move State</text:span></text:p>
          <text:p text:style-name="P3"><text:span text:style-name="T2"/></text:p>
          <text:p text:style-name="P3"><text:span text:style-name="T2">- Start thread if not</text:span></text:p>
          <text:p text:style-name="P3"><text:span text:style-name="T2"><text:s text:c="2"/></text:span><text:span text:style-name="T2">started</text:span></text:p>
          <text:p text:style-name="P3"><text:span text:style-name="T2">- Wait for AI to</text:span></text:p>
          <text:p text:style-name="P3"><text:span text:style-name="T2"><text:s text:c="2"/></text:span><text:span text:style-name="T2">finish</text:span></text:p>
          <text:p text:style-name="P3"><text:span text:style-name="T2">- Get AI deci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2cm" svg:height="2.991cm" svg:x="4.937cm" svg:y="11.541cm">
          <text:p text:style-name="P3"><text:span text:style-name="T2">Move Made State</text:span></text:p>
          <text:p text:style-name="P3"><text:span text:style-name="T2"/></text:p>
          <text:p text:style-name="P3"><text:span text:style-name="T2">- Place piece on peg</text:span></text:p>
          <text:p text:style-name="P3"><text:span text:style-name="T2">- If AI is next player,</text:span></text:p>
          <text:p text:style-name="P3"><text:span text:style-name="T2"><text:s text:c="2"/></text:span><text:span text:style-name="T2">immediately start</text:span></text:p>
          <text:p text:style-name="P3"><text:span text:style-name="T2"><text:s text:c="2"/></text:span><text:span text:style-name="T2">search for next</text:span></text:p>
          <text:p text:style-name="P3"><text:span text:style-name="T2"><text:s text:c="2"/></text:span><text:span text:style-name="T2">mov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2cm" svg:height="2.99cm" svg:x="17.891cm" svg:y="10.71cm">
          <text:p text:style-name="P5"><text:span text:style-name="T2">Get Move State</text:span></text:p>
          <text:p text:style-name="P5"><text:span text:style-name="T2"/></text:p>
          <text:p text:style-name="P5"><text:span text:style-name="T2">- Check if current</text:span></text:p>
          <text:p text:style-name="P5"><text:span text:style-name="T2"><text:s text:c="2"/></text:span><text:span text:style-name="T2">player is human or</text:span></text:p>
          <text:p text:style-name="P5"><text:span text:style-name="T2"><text:s text:c="2"/></text:span><text:span text:style-name="T2">AI</text:span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917cm" svg:height="2.057cm" svg:x="10.458cm" svg:y="2.51cm">
          <text:p text:style-name="P1"><text:span text:style-name="T1">Clear Boar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6" draw:layer="layout" svg:x1="3.794cm" svg:y1="5.826cm" svg:x2="4.937cm" svg:y2="6.334cm">
          <text:p/>
        </draw:line>
        <draw:line draw:style-name="gr7" draw:text-style-name="P6" draw:layer="layout" svg:x1="8.112cm" svg:y1="7.096cm" svg:x2="10.906cm" svg:y2="6.461cm">
          <text:p/>
        </draw:line>
        <draw:line draw:style-name="gr7" draw:text-style-name="P6" draw:layer="layout" svg:x1="6.394cm" svg:y1="6.14cm" svg:x2="3.6cm" svg:y2="4.108cm">
          <text:p/>
        </draw:line>
        <draw:line draw:style-name="gr7" draw:text-style-name="P6" draw:layer="layout" svg:x1="11.414cm" svg:y1="4.048cm" svg:x2="8.112cm" svg:y2="6.207cm">
          <text:p/>
        </draw:line>
        <draw:line draw:style-name="gr7" draw:text-style-name="P6" draw:layer="layout" svg:x1="2.524cm" svg:y1="1.762cm" svg:x2="2.524cm" svg:y2="2.905cm">
          <text:p/>
        </draw:line>
        <draw:line draw:style-name="gr8" draw:text-style-name="P6" draw:layer="layout" svg:x1="2.524cm" svg:y1="1.762cm" svg:x2="20.177cm" svg:y2="1.762cm">
          <text:p/>
        </draw:line>
        <draw:line draw:style-name="gr8" draw:text-style-name="P6" draw:layer="layout" svg:x1="20.182cm" svg:y1="3.852cm" svg:x2="20.179cm" svg:y2="1.757cm">
          <text:p/>
        </draw:line>
        <draw:line draw:style-name="gr7" draw:text-style-name="P6" draw:layer="layout" svg:x1="18.526cm" svg:y1="4.937cm" svg:x2="13.7cm" svg:y2="3.921cm">
          <text:p/>
        </draw:line>
        <draw:line draw:style-name="gr7" draw:text-style-name="P6" draw:layer="layout" svg:x1="14.081cm" svg:y1="6.334cm" svg:x2="18.526cm" svg:y2="5.572cm">
          <text:p/>
        </draw:line>
        <draw:line draw:style-name="gr7" draw:text-style-name="P6" draw:layer="layout" svg:x1="14.081cm" svg:y1="6.969cm" svg:x2="19.415cm" svg:y2="10.652cm">
          <text:p/>
        </draw:line>
        <draw:line draw:style-name="gr7" draw:text-style-name="P6" draw:layer="layout" svg:x1="7.604cm" svg:y1="11.541cm" svg:x2="10.906cm" svg:y2="7.477cm">
          <text:p/>
        </draw:line>
        <draw:line draw:style-name="gr7" draw:text-style-name="P6" draw:layer="layout" svg:x1="17.891cm" svg:y1="12.557cm" svg:x2="14.081cm" svg:y2="14.335cm">
          <text:p/>
        </draw:line>
        <draw:line draw:style-name="gr7" draw:text-style-name="P6" draw:layer="layout" svg:x1="17.891cm" svg:y1="11.795cm" svg:x2="14.081cm" svg:y2="11.16cm">
          <text:p/>
        </draw:line>
        <draw:line draw:style-name="gr7" draw:text-style-name="P6" draw:layer="layout" svg:x1="10.779cm" svg:y1="11.287cm" svg:x2="8.112cm" svg:y2="12.684cm">
          <text:p/>
        </draw:line>
        <draw:line draw:style-name="gr7" draw:text-style-name="P6" draw:layer="layout" svg:x1="10.906cm" svg:y1="14.589cm" svg:x2="8.112cm" svg:y2="13.446cm">
          <text:p/>
        </draw:line>
        <draw:frame draw:style-name="gr9" draw:text-style-name="P8" draw:layer="layout" svg:width="1.27cm" svg:height="0.662cm" svg:x="10.779cm" svg:y="1.227cm">
          <draw:text-box>
            <text:p text:style-name="P7"><text:span text:style-name="T1">Quit</text:span></text:p>
          </draw:text-box>
        </draw:frame>
        <draw:frame draw:style-name="gr10" draw:text-style-name="P8" draw:layer="layout" svg:width="2.54cm" svg:height="0.662cm" svg:x="14.716cm" svg:y="6.053cm">
          <draw:text-box>
            <text:p text:style-name="P7"><text:span text:style-name="T1">Game Over</text:span></text:p>
          </draw:text-box>
        </draw:frame>
        <draw:frame draw:style-name="gr10" draw:text-style-name="P8" draw:layer="layout" svg:width="2.54cm" svg:height="0.662cm" svg:x="15.097cm" svg:y="3.767cm">
          <draw:text-box>
            <text:p text:style-name="P7"><text:span text:style-name="T1">Play Again</text:span></text:p>
          </draw:text-box>
        </draw:frame>
        <draw:frame draw:style-name="gr9" draw:text-style-name="P8" draw:layer="layout" svg:width="1.27cm" svg:height="0.662cm" svg:x="4.683cm" svg:y="4.556cm">
          <draw:text-box>
            <text:p text:style-name="P7"><text:span text:style-name="T1">Quit</text:span></text:p>
          </draw:text-box>
        </draw:frame>
        <draw:frame draw:style-name="gr10" draw:text-style-name="P8" draw:layer="layout" svg:width="2.54cm" svg:height="0.662cm" svg:x="8.239cm" svg:y="6.93cm">
          <draw:text-box>
            <text:p text:style-name="P7"><text:span text:style-name="T1">Start Game</text:span></text:p>
          </draw:text-box>
        </draw:frame>
        <draw:frame draw:style-name="gr10" draw:text-style-name="P8" draw:layer="layout" svg:width="3.302cm" svg:height="0.662cm" svg:x="16.113cm" svg:y="7.985cm">
          <draw:text-box>
            <text:p text:style-name="P7"><text:span text:style-name="T1">Game Not Over</text:span></text:p>
          </draw:text-box>
        </draw:frame>
        <draw:frame draw:style-name="gr11" draw:text-style-name="P8" draw:layer="layout" svg:width="1.778cm" svg:height="0.662cm" svg:x="14.992cm" svg:y="10.802cm">
          <draw:text-box>
            <text:p text:style-name="P7"><text:span text:style-name="T1">Human</text:span></text:p>
          </draw:text-box>
        </draw:frame>
        <draw:frame draw:style-name="gr9" draw:text-style-name="P8" draw:layer="layout" svg:width="1.27cm" svg:height="0.662cm" svg:x="15.351cm" svg:y="13.546cm">
          <draw:text-box>
            <text:p text:style-name="P7"><text:span text:style-name="T1">A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01:40:13.963158650</meta:creation-date>
    <dc:date>2016-11-16T02:20:44.766545737</dc:date>
    <meta:editing-duration>PT5M36S</meta:editing-duration>
    <meta:editing-cycles>3</meta:editing-cycles>
    <meta:generator>LibreOffice/5.2.3.3$Linux_X86_64 LibreOffice_project/20m0$Build-3</meta:generator>
    <meta:document-statistic meta:object-count="33"/>
  </office:meta>
</office:document-meta>
</file>